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71/2021<text:bookmark-end text:name="Text14"/></text:p>
            <text:p text:style-name="Normální">KVOP-39316/2021<text:bookmark-end text:name="Text2"/></text:p>
            <text:p text:style-name="Normální"><text:bookmark-start text:name="Text6"/>14. 09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bookmark-end text:name="Text7"/>Vážená paní</text:p>
            <text:p text:style-name="Normální">J. B.</text:p>
            <text:p text:style-name="Normální"/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 o poskytnutí informace podle zákona č. 106/1999 Sb.,<text:s/>o svobodném přístupu k informacím, ve znění pozdějších předpisů</text:h>
      <text:p text:style-name="Základnítext">Vážená paní B.,</text:p>
      <text:p text:style-name="Základnítext">dne 9. 9. 2021 byla do Kanceláře veřejného ochránce práv doručena Vaše žádost podle zákona o svobodném přístupu k informacím.<text:s/><text:span text:style-name="Silné">Požádala jste o<text:s/></text:span>„PÍSEMNOU INFORMACI PROČ JSME NEBYLI PŘIZVÁNI NA PRVNÍ KONTROLNÍ PROHLÍDKU I KDYŽ JSME O TO OPAKOVANĚ POŽÁDALI PÍSEMNĚ.“</text:p>
      <text:p text:style-name="Základnítext">Tuto informaci uvedl Magistrát hlavního města Prahy ve sdělení ze dne 28. 7. 2014, č. j. MHMP 1088729/2014. Sdělení obdržela Vaše právní zástupkyně Mgr. P. B.</text:p>
      <text:p text:style-name="Základnítext">Magistrát<text:s/>uvedl, že stavební úřad „provedl kontrolní prohlídku na místě vyvolanou žadateli, pouze za přítomnosti osob, v jejichž bytové jednotce byl posuzován technický stav prověřované věci.“ Důvod, proč jste nebyli přizváni na kontrolní prohlídku, tedy spočíval v tom, že jste nebyli vlastníky ani uživateli bytové jednotky, jejíž technický stav byl prověřován.</text:p>
      <text:p text:style-name="podpis"/>
      <text:p text:style-name="podpis"/>
      <text:p text:style-name="podpis">JUDr. Pavel Pořízek, Ph.D., v. r.</text:p>
      <text:p text:style-name="podpis">vedoucí Kanceláře veřejného ochránce práv</text:p>
      <text:p text:style-name="podpis">(podepsáno elektronicky)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říloha">Příloha</text:p>
      <text:p text:style-name="Základnítext">Sdělení Magistrátu hlavního města Prahy<text:s/>ze dne 28. 7. 2014, č. j. MHMP 1088729/2014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Styl1" style:display-name="Styl1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OSPN*</text:span></text:p>
        <text:p text:style-name="P12"><text:span text:style-name="T13">KVOPX00BOSPN</text:span>KVOPX00BOSPN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9-24T10:31:00Z</meta:creation-date>
    <dc:date>2021-09-24T11:23:00Z</dc:date>
    <meta:print-date>2016-06-27T07:08:00Z</meta:print-date>
    <meta:template xlink:href="KVOP_dopis%20vedoucího" xlink:type="simple"/>
    <meta:editing-cycles>4</meta:editing-cycles>
    <meta:editing-duration>PT120S</meta:editing-duration>
    <meta:user-defined meta:name="ContentTypeId">0x010100D3A71DC738674B4893D02C4CA0E22FAC</meta:user-defined>
    <meta:document-statistic meta:page-count="1" meta:paragraph-count="2" meta:word-count="180" meta:character-count="1246" meta:row-count="8" meta:non-whitespace-character-count="1068"/>
  </office:meta>
</office:document-meta>
</file>